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Ubuntu" svg:font-family="Ubuntu, sans-serif"/>
    <style:font-face style:name="monospace" svg:font-family="monospace,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19cm" table:align="left"/>
    </style:style>
    <style:style style:name="Table1.A" style:family="table-column">
      <style:table-column-properties style:column-width="4.015cm"/>
    </style:style>
    <style:style style:name="Table1.B" style:family="table-column">
      <style:table-column-properties style:column-width="12.905cm"/>
    </style:style>
    <style:style style:name="Table1.A1" style:family="table-cell">
      <style:table-cell-properties style:vertical-align="middle" fo:padding="0.049cm" fo:border="none"/>
    </style:style>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style>
    <style:style style:name="P4" style:family="paragraph" style:parent-style-name="Standard">
      <style:paragraph-properties fo:margin-left="0cm" fo:margin-right="0cm" fo:margin-top="0cm" fo:margin-bottom="0cm" style:line-height-at-least="0.476cm" fo:text-indent="0cm" style:auto-text-indent="false" fo:background-color="#ffffff" fo:padding="0cm" fo:border="none">
        <style:background-image/>
      </style:paragraph-properties>
      <style:text-properties fo:color="#000000"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1.25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list-style-name="">
      <style:paragraph-properties fo:margin-left="1.251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Text_20_body">
      <style:paragraph-properties fo:margin-top="0cm" fo:margin-bottom="0cm" fo:line-height="114%" fo:text-align="justify" style:justify-single-word="false" style:writing-mode="lr-tb"/>
      <style:text-properties fo:font-weight="normal"/>
    </style:style>
    <style:style style:name="P8"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9" style:family="paragraph" style:parent-style-name="Text_20_body">
      <style:paragraph-properties fo:margin-top="0cm" fo:margin-bottom="0cm" fo:line-height="114%" fo:text-align="justify" style:justify-single-word="false"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10"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paragraph-properties fo:margin-top="0cm" fo:margin-bottom="0cm" fo:line-height="114%" style:writing-mode="lr-tb"/>
    </style:style>
    <style:style style:name="P12"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style:line-height-at-least="0.476cm" fo:text-indent="0cm" style:auto-text-indent="false" fo:background-color="#ffffff" fo:padding="0cm" fo:border="none">
        <style:background-image/>
      </style:paragraph-properties>
      <style:text-properties fo:font-variant="normal" fo:text-transform="none" fo:color="#555555" style:font-name="sans-serif" fo:font-size="9.75pt" fo:letter-spacing="normal" fo:font-style="normal" fo:font-weight="normal"/>
    </style:style>
    <style:style style:name="P14" style:family="paragraph" style:parent-style-name="Text_20_body">
      <style:paragraph-properties fo:margin-left="0cm" fo:margin-right="0cm" fo:margin-top="0cm" fo:margin-bottom="0cm" style:line-height-at-least="0.476cm" fo:text-indent="0cm" style:auto-text-indent="false" fo:background-color="#ffffff" fo:padding="0cm" fo:border="none">
        <style:background-image/>
      </style:paragraph-properties>
      <style:text-properties fo:font-variant="normal" fo:text-transform="none" fo:color="#555555" style:font-name="sans-serif" fo:font-size="9.75pt" fo:letter-spacing="normal" fo:font-style="normal" fo:font-weight="normal" fo:background-color="transparent"/>
    </style:style>
    <style:style style:name="P15" style:family="paragraph" style:parent-style-name="Preformatted_20_Text">
      <style:paragraph-properties fo:margin-left="0cm" fo:margin-right="0cm" fo:margin-top="0cm" fo:margin-bottom="0cm" style:line-height-at-least="0.476cm" fo:text-indent="0cm" style:auto-text-indent="false" fo:background-color="transparent" fo:padding="0cm" fo:border="none" style:shadow="none">
        <style:background-image/>
      </style:paragraph-properties>
      <style:text-properties fo:font-variant="normal" fo:text-transform="none" fo:color="#008000" style:font-name="monospace" fo:font-size="9.75pt" fo:letter-spacing="normal" fo:font-style="normal" fo:font-weight="bold" fo:background-color="transparent"/>
    </style:style>
    <style:style style:name="P16" style:family="paragraph" style:parent-style-name="Preformatted_20_Text">
      <style:paragraph-properties fo:margin-left="1.251cm" fo:margin-right="0cm" fo:margin-top="0cm" fo:margin-bottom="0cm" style:line-height-at-least="0.476cm" fo:text-indent="0cm" style:auto-text-indent="false" fo:background-color="transparent" fo:padding="0.049cm" fo:border-left="0.002cm solid #000000" fo:border-right="none" fo:border-top="none" fo:border-bottom="none" style:shadow="none">
        <style:background-image/>
      </style:paragraph-properties>
      <style:text-properties fo:font-variant="normal" fo:text-transform="none" fo:color="#bc7a00" style:font-name="monospace" fo:font-size="9pt" fo:letter-spacing="normal" fo:font-style="normal" fo:font-weight="normal" fo:background-color="transparent" style:font-size-asian="9pt" style:font-size-complex="9pt"/>
    </style:style>
    <style:style style:name="P17" style:family="paragraph" style:parent-style-name="Preformatted_20_Text">
      <style:paragraph-properties fo:margin-left="1.251cm" fo:margin-right="0cm" fo:margin-top="0cm" fo:margin-bottom="0cm" style:line-height-at-least="0.476cm" fo:text-indent="0cm" style:auto-text-indent="false" fo:background-color="transparent" fo:padding="0.049cm" fo:border-left="0.002cm solid #000000" fo:border-right="none" fo:border-top="none" fo:border-bottom="none" style:shadow="none">
        <style:background-image/>
      </style:paragraph-properties>
      <style:text-properties fo:font-variant="normal" fo:text-transform="none" fo:color="#008000" style:font-name="monospace" fo:font-size="9pt" fo:letter-spacing="normal" fo:font-style="normal" fo:font-weight="bold" fo:background-color="transparent" style:font-size-asian="9pt" style:font-size-complex="9pt"/>
    </style:style>
    <style:style style:name="P18" style:family="paragraph" style:parent-style-name="Preformatted_20_Text">
      <style:paragraph-properties fo:margin-left="1.251cm" fo:margin-right="0cm" fo:margin-top="0cm" fo:margin-bottom="0cm" style:line-height-at-least="0.476cm" fo:text-indent="0cm" style:auto-text-indent="false" fo:background-color="transparent" fo:padding="0.049cm" fo:border-left="0.002cm solid #000000" fo:border-right="none" fo:border-top="none" fo:border-bottom="none" style:shadow="none">
        <style:background-image/>
      </style:paragraph-properties>
      <style:text-properties fo:font-variant="normal" fo:text-transform="none" fo:color="#555555" fo:font-size="9pt" fo:letter-spacing="normal" fo:background-color="#f8f8f8" style:font-size-asian="9pt" style:font-size-complex="9pt"/>
    </style:style>
    <style:style style:name="P19" style:family="paragraph" style:parent-style-name="Preformatted_20_Text">
      <style:paragraph-properties fo:margin-left="1.251cm" fo:margin-right="0cm" fo:margin-top="0cm" fo:margin-bottom="0cm" style:line-height-at-least="0.476cm" fo:text-indent="0cm" style:auto-text-indent="false" fo:background-color="transparent" fo:padding="0cm" fo:border="none" style:shadow="none">
        <style:background-image/>
      </style:paragraph-properties>
      <style:text-properties fo:font-variant="normal" fo:text-transform="none" fo:color="#555555" style:font-name="monospace" fo:font-size="9pt" fo:letter-spacing="normal" fo:font-style="normal" fo:font-weight="normal" fo:background-color="#f8f8f8" style:font-size-asian="9pt" style:font-size-complex="9pt"/>
    </style:style>
    <style:style style:name="P20" style:family="paragraph" style:parent-style-name="Preformatted_20_Text">
      <style:paragraph-properties fo:margin-left="1.251cm" fo:margin-right="0cm" fo:margin-top="0cm" fo:margin-bottom="0cm" style:line-height-at-least="0.476cm" fo:text-indent="0cm" style:auto-text-indent="false" fo:background-color="transparent" fo:padding="0cm" fo:border="none" style:shadow="none">
        <style:background-image/>
      </style:paragraph-properties>
      <style:text-properties fo:font-variant="normal" fo:text-transform="none" fo:color="#555555" fo:font-size="9pt" fo:letter-spacing="normal" fo:background-color="#f8f8f8" style:font-size-asian="9pt" style:font-size-complex="9pt"/>
    </style:style>
    <style:style style:name="P21" style:family="paragraph" style:parent-style-name="Preformatted_20_Text">
      <style:paragraph-properties fo:margin-left="1.251cm" fo:margin-right="0cm" fo:margin-top="0cm" fo:margin-bottom="0cm" style:line-height-at-least="0.476cm" fo:text-indent="0cm" style:auto-text-indent="false" fo:background-color="transparent" fo:padding="0cm" fo:border="none" style:shadow="none">
        <style:background-image/>
      </style:paragraph-properties>
      <style:text-properties fo:font-variant="normal" fo:text-transform="none" fo:color="#555555" style:font-name="sans-serif" fo:font-size="9pt" fo:letter-spacing="normal" fo:font-style="normal" fo:font-weight="normal" style:font-size-asian="9pt" style:font-size-complex="9pt"/>
    </style:style>
    <style:style style:name="P22" style:family="paragraph" style:parent-style-name="Heading_20_2">
      <style:paragraph-properties fo:margin-left="0cm" fo:margin-right="0cm" fo:margin-top="0cm" fo:margin-bottom="0cm" style:line-height-at-least="0.953cm" fo:text-indent="0cm" style:auto-text-indent="false" fo:background-color="#ffffff" fo:padding="0cm" fo:border="none">
        <style:background-image/>
      </style:paragraph-properties>
      <style:text-properties fo:font-variant="normal" fo:text-transform="none" fo:color="#555555" style:font-name="Ubuntu" fo:font-size="17.25pt" fo:letter-spacing="normal" fo:font-style="normal" fo:font-weight="bold"/>
    </style:style>
    <style:style style:name="P23" style:family="paragraph" style:parent-style-name="Heading_20_2">
      <style:paragraph-properties fo:break-before="page"/>
      <style:text-properties fo:font-variant="normal" fo:text-transform="none" fo:color="#555555" style:font-name="Ubuntu" fo:font-size="17.25pt" fo:letter-spacing="normal" fo:font-style="normal" fo:font-weight="bold"/>
    </style:style>
    <style:style style:name="P24" style:family="paragraph" style:parent-style-name="Heading_20_3">
      <style:paragraph-properties fo:margin-top="0.494cm" fo:margin-bottom="0.141cm" fo:line-height="114%" style:writing-mode="lr-tb"/>
      <style:text-properties fo:font-variant="normal" fo:text-transform="none" fo:color="#666666" style:text-line-through-style="none" style:font-name="Arial1" fo:font-size="12pt" fo:font-style="normal" style:text-underline-style="none" fo:font-weight="bold" style:text-blinking="false" fo:background-color="transparent"/>
    </style:style>
    <style:style style:name="P25" style:family="paragraph" style:parent-style-name="Table_20_Contents">
      <style:paragraph-properties fo:margin-top="0cm" fo:margin-bottom="0cm" fo:line-height="100%" fo:padding="0.185cm" fo:border="0.002cm solid #cccccc"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26" style:family="paragraph" style:parent-style-name="Table_20_Contents">
      <style:paragraph-properties fo:margin-top="0cm" fo:margin-bottom="0cm" fo:line-height="100%" fo:text-align="center" style:justify-single-word="false" fo:padding="0.185cm" fo:border="0.002cm solid #cccccc"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27" style:family="paragraph" style:parent-style-name="Heading_20_1">
      <style:paragraph-properties fo:margin-top="0.847cm" fo:margin-bottom="0.212cm" fo:line-height="114%"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Arial1" fo:font-size="9.75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9.7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style:style>
    <style:style style:name="T5" style:family="text">
      <style:text-properties fo:color="#000000"/>
    </style:style>
    <style:style style:name="T6" style:family="text">
      <style:text-properties fo:color="#000000" style:font-weight-asian="normal" style:font-weight-complex="normal"/>
    </style:style>
    <style:style style:name="T7" style:family="text">
      <style:text-properties fo:color="#000000" fo:font-style="italic" style:font-style-asian="italic" style:font-style-complex="italic"/>
    </style:style>
    <style:style style:name="T8" style:family="text">
      <style:text-properties fo:background-color="transparent"/>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weight="bold" style:font-size-asian="9pt" style:font-weight-asian="bold" style:font-size-complex="9pt" style:font-weight-complex="bold"/>
    </style:style>
    <style:style style:name="T12" style:family="text">
      <style:text-properties style:font-name="monospace" fo:font-style="normal" fo:font-weight="normal"/>
    </style:style>
    <style:style style:name="T13" style:family="text">
      <style:text-properties fo:color="#7d9029" style:font-name="monospace" fo:font-style="normal" fo:font-weight="normal" fo:background-color="transparent"/>
    </style:style>
    <style:style style:name="T14" style:family="text">
      <style:text-properties fo:color="#7d9029" fo:background-color="transparent"/>
    </style:style>
    <style:style style:name="T15" style:family="text">
      <style:text-properties fo:color="#ba2121" style:font-name="monospace" fo:font-style="normal" fo:font-weight="normal" fo:background-color="transparent"/>
    </style:style>
    <style:style style:name="T16" style:family="text">
      <style:text-properties fo:color="#ba2121" fo:background-color="transparent"/>
    </style:style>
    <style:style style:name="T17" style:family="text">
      <style:text-properties fo:color="#008000" style:font-name="monospace" fo:font-style="normal" fo:font-weight="bold" fo:background-color="transparent"/>
    </style:style>
    <style:style style:name="T18" style:family="text">
      <style:text-properties fo:color="#008000" style:font-name="monospace" fo:font-weight="bold" fo:background-color="transparent"/>
    </style:style>
    <style:style style:name="T19" style:family="text">
      <style:text-properties fo:color="#008000" fo:font-weight="bold" fo:background-color="transparent"/>
    </style:style>
    <style:style style:name="T20" style:family="text">
      <style:text-properties style:text-position="super 58%" fo:background-color="transparent"/>
    </style:style>
    <style:style style:name="T21" style:family="text">
      <style:text-properties style:font-size-asian="9pt" style:font-size-complex="9pt"/>
    </style:style>
    <style:style style:name="T22" style:family="text">
      <style:text-properties style:font-size-asian="9pt" style:font-weight-asian="normal" style:font-size-complex="9pt" style:font-weight-complex="normal"/>
    </style:style>
    <style:style style:name="T23" style:family="text">
      <style:text-properties style:font-weight-asian="normal" style:font-weight-complex="normal"/>
    </style:style>
    <style:style style:name="T24" style:family="text">
      <style:text-properties fo:color="#646464" style:font-weight-asian="normal" style:font-weight-complex="normal"/>
    </style:style>
    <style:style style:name="T25" style:family="text">
      <style:text-properties fo:color="#646464" style:font-name-asian="Consolas" style:font-size-asian="10pt" style:font-weight-asian="normal" style:font-name-complex="Consolas" style:font-size-complex="10pt" style:font-weight-complex="normal"/>
    </style:style>
    <style:style style:name="T26" style:family="text">
      <style:text-properties fo:color="#7f0055" fo:font-weight="bold" style:font-weight-asian="bold" style:font-weight-complex="bold"/>
    </style:style>
    <style:style style:name="T27" style:family="text">
      <style:text-properties fo:color="#2a00ff"/>
    </style:style>
    <style:style style:name="T28" style:family="text">
      <style:text-properties fo:color="#0000c0"/>
    </style:style>
    <style:style style:name="T29" style:family="text">
      <style:text-properties fo:font-style="italic" style:font-style-asian="italic" style:font-style-complex="italic"/>
    </style:style>
    <style:style style:name="T30" style:family="text">
      <style:text-properties style:font-name-asian="Consolas" style:font-size-asian="10pt" style:font-name-complex="Consolas" style:font-size-complex="1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14f24f79-1e65-f36e-c252-88271a242380"/></text:p>
      <text:h text:style-name="P27" text:outline-level="1">Introduction</text:h>
      <text:p text:style-name="Text_20_body"/>
      <text:p text:style-name="P7"><text:span text:style-name="T1">AXEL is “</text:span><text:span text:style-name="T2">A</text:span><text:span text:style-name="T1">ctive </text:span><text:span text:style-name="T2">X</text:span><text:span text:style-name="T1">ML </text:span><text:span text:style-name="T2">E</text:span><text:span text:style-name="T1">xtension </text:span><text:span text:style-name="T2">L</text:span><text:span text:style-name="T1">anguage”, a framework that adds a range of powerful features to Java Web Servers.</text:span></text:p>
      <text:p text:style-name="Text_20_body"/>
      <text:p text:style-name="P9">AXEL extends XML and HTML by adding "XML Actions" to your web page.</text:p>
      <text:p text:style-name="Text_20_body"/>
      <text:p text:style-name="P9">XML Actions are applied to your web page when its delivered to the browser from your web server.</text:p>
      <text:p text:style-name="Text_20_body"/>
      <text:p text:style-name="P9">XML Actions can also be executed from your code using the axel java library.</text:p>
      <text:p text:style-name="Text_20_body"/>
      <text:p text:style-name="P8">AXEL provides a very powerful set of XML Actions, in most cases you won’t need to write any code or sql but if you need to, you can.</text:p>
      <text:p text:style-name="Text_20_body"/>
      <text:p text:style-name="P8">AXEL can also be combined with other frameworks, making existing frameworks much more powerful.</text:p>
      <text:p text:style-name="Text_20_body"/>
      <text:h text:style-name="P24" text:outline-level="3">A Categorised list of XML Actions:</text:h>
      <table:table table:name="Table1" table:style-name="Table1">
        <table:table-column table:style-name="Table1.A"/>
        <table:table-column table:style-name="Table1.B"/>
        <table:table-row>
          <table:table-cell table:style-name="Table1.A1" office:value-type="string">
            <text:p text:style-name="P26">Page Logic</text:p>
          </table:table-cell>
          <table:table-cell table:style-name="Table1.A1" office:value-type="string">
            <text:p text:style-name="P25">Modify page content based on conditional expressions.</text:p>
          </table:table-cell>
        </table:table-row>
        <table:table-row>
          <table:table-cell table:style-name="Table1.A1" office:value-type="string">
            <text:p text:style-name="P26">File Access</text:p>
          </table:table-cell>
          <table:table-cell table:style-name="Table1.A1" office:value-type="string">
            <text:p text:style-name="P25">Read and write to and from files stored on your server.</text:p>
          </table:table-cell>
        </table:table-row>
        <table:table-row>
          <table:table-cell table:style-name="Table1.A1" office:value-type="string">
            <text:p text:style-name="P26">Language</text:p>
          </table:table-cell>
          <table:table-cell table:style-name="Table1.A1" office:value-type="string">
            <text:p text:style-name="P25">Change presentation language based on the user browser locale.</text:p>
          </table:table-cell>
        </table:table-row>
        <table:table-row>
          <table:table-cell table:style-name="Table1.A1" office:value-type="string">
            <text:p text:style-name="P26">Navigation </text:p>
          </table:table-cell>
          <table:table-cell table:style-name="Table1.A1" office:value-type="string">
            <text:p text:style-name="P25">Build page navigation using the navigation and menu schemas.</text:p>
          </table:table-cell>
        </table:table-row>
        <table:table-row>
          <table:table-cell table:style-name="Table1.A1" office:value-type="string">
            <text:p text:style-name="P26">Data Transformation</text:p>
          </table:table-cell>
          <table:table-cell table:style-name="Table1.A1" office:value-type="string">
            <text:p text:style-name="P25">Apply XML stylesheets from derived content.</text:p>
          </table:table-cell>
        </table:table-row>
        <table:table-row>
          <table:table-cell table:style-name="Table1.A1" office:value-type="string">
            <text:p text:style-name="P26">Database Access</text:p>
          </table:table-cell>
          <table:table-cell table:style-name="Table1.A1" office:value-type="string">
            <text:p text:style-name="P25">Using the database component you can bind data directly between web pages </text:p>
            <text:p text:style-name="P25">and your databases.</text:p>
          </table:table-cell>
        </table:table-row>
      </table:table>
      <text:p text:style-name="Text_20_body"/>
      <text:h text:style-name="P27" text:outline-level="1">Getting Started</text:h>
      <text:p text:style-name="P10">Instructions for setting up a web server to use axel.</text:p>
      <text:p text:style-name="Text_20_body"/>
      <text:h text:style-name="P24" text:outline-level="3">1. Getting AXEL</text:h>
      <text:p text:style-name="P11"><text:span text:style-name="T3">Download the latest axel jar file from sourceforge from this link </text:span><text:a xlink:type="simple" xlink:href="https://sourceforge.net/projects/axelframework/files/?source=navbar"><text:span text:style-name="T4">https://sourceforge.net/projects/axelframework/files/?source=navbar</text:span></text:a></text:p>
      <text:p text:style-name="Text_20_body"/>
      <text:h text:style-name="P24" text:outline-level="3"><text:soft-page-break/>2. Getting Other Required Libraries</text:h>
      <text:p text:style-name="P10">AXEL doesn’t try to rewrite tools already written by others, such as Apache or Spring.  It uses them and these are listed here and can be downloaded from their respective links.</text:p>
      <text:p text:style-name="Text_20_body"/>
      <text:list xml:id="list3692412282387873385" text:style-name="L1">
        <text:list-item>
          <text:p text:style-name="P12">activation-1.0.1.jar</text:p>
        </text:list-item>
        <text:list-item>
          <text:p text:style-name="P12">bsf.jar</text:p>
        </text:list-item>
        <text:list-item>
          <text:p text:style-name="P12">commons-beanutils-1.8.3.jar</text:p>
        </text:list-item>
        <text:list-item>
          <text:p text:style-name="P12">commons-codec-1.4.jar</text:p>
        </text:list-item>
        <text:list-item>
          <text:p text:style-name="P12">commons-collections-3.2.1.jar</text:p>
        </text:list-item>
        <text:list-item>
          <text:p text:style-name="P12">commons-configuration-1.6.jar</text:p>
        </text:list-item>
        <text:list-item>
          <text:p text:style-name="P12">commons-dbcp-1.2.2.jar</text:p>
        </text:list-item>
        <text:list-item>
          <text:p text:style-name="P12">commons-digester-1.8.jar</text:p>
        </text:list-item>
        <text:list-item>
          <text:p text:style-name="P12">commons-fileupload-1.2.1.jar</text:p>
        </text:list-item>
        <text:list-item>
          <text:p text:style-name="P12">commons-io-1.4.jar</text:p>
        </text:list-item>
        <text:list-item>
          <text:p text:style-name="P12">commons-lang-2.4.jar</text:p>
        </text:list-item>
        <text:list-item>
          <text:p text:style-name="P12">commons-logging-1.0.4.jar</text:p>
        </text:list-item>
        <text:list-item>
          <text:p text:style-name="P12">commons-pool-1.5.2.jar</text:p>
        </text:list-item>
        <text:list-item>
          <text:p text:style-name="P12">dom4j-1.3.jar</text:p>
        </text:list-item>
        <text:list-item>
          <text:p text:style-name="P12">js.jar</text:p>
        </text:list-item>
        <text:list-item>
          <text:p text:style-name="P12">log4j-1.2.8.jar</text:p>
        </text:list-item>
        <text:list-item>
          <text:p text:style-name="P12">mail-1.4.2.jar</text:p>
        </text:list-item>
        <text:list-item>
          <text:p text:style-name="P12">spring.jar</text:p>
        </text:list-item>
      </text:list>
      <text:p text:style-name="Text_20_body"/>
      <text:h text:style-name="P24" text:outline-level="3">3. Preparing Your Configuration</text:h>
      <text:p text:style-name="P10">AXEL uses Spring and Apache to perform the startup configuration.</text:p>
      <text:p text:style-name="Text_20_body"/>
      <text:p text:style-name="P10">3.1 WEB-INF/web.xml</text:p>
      <text:p text:style-name="Text_20_body"/>
      <text:p text:style-name="P10">Starting with the web.xml configure the following items</text:p>
      <text:p text:style-name="Text_20_body"><text:span text:style-name="T9"><text:line-break/><text:line-break/><text:line-break/></text:span></text:p>
      <text:h text:style-name="P23" text:outline-level="2"><text:bookmark text:name="axel-mapping"/><text:span text:style-name="T9">Axel Mapping</text:span></text:h>
      <text:p text:style-name="P13"/>
      <text:p text:style-name="P13">Axel Mapping tools map XML to Beans and Beans to XML. It is non-intrusive and does not require any modifications to the beans. It uses an xml_to_bean configuration file to tell it how to map xml to beans and a bean_to_xml configuration file to tell it how to map beans to xml.</text:p>
      <text:p text:style-name="P13"/>
      <text:p text:style-name="P13">Both the xml_to_bean and bean_to_xml configurations are quite easy to work with and there is a schema for each that provides details on constructing the configurations and help details for each of the elements and attributes. Using tools like eclipse or netbeans you only need to hover over an element or an attribute to get detailed help.</text:p>
      <text:p text:style-name="P13"/>
      <text:p text:style-name="P13">Once you’ve got the configuration done, or near as needs be, and are ready to test you could create a UnitTest in your project and from this call the mapping tool to see the results. You’ll be pleasantly surprised with the ease in which you can make changes and corrections until you’re satisfied with the end results.</text:p>
      <text:p text:style-name="P13"/>
      <text:p text:style-name="P13">A big benefit with this tool is how easy it is to remember what elements map to what beans and also what beans map to what elements. Looking at the mapping file in the future will quickly refresh your memory.</text:p>
      <text:p text:style-name="P13"/>
      <text:p text:style-name="P13">You will also find that the mapping tool is very friendly and gives exact details of any errors that occur during the mapping process making it an easier task to track down a mistake when it happens.</text:p>
      <text:h text:style-name="P22" text:outline-level="2"/>
      <text:h text:style-name="P22" text:outline-level="2"><text:bookmark text:name="mapping-xml-to-beans"/>Mapping XML to Beans</text:h>
      <text:p text:style-name="P13"/>
      <text:p text:style-name="P13">How to map an XML file to Java Beans using the xml_to_bean configuration schema.</text:p>
      <text:p text:style-name="P13"/>
      <text:p text:style-name="P13">Know the XML that you are going to map, either from a schema that defines your XML or from the XML itself.</text:p>
      <text:p text:style-name="P13"/>
      <text:p text:style-name="P13">The example we are going to use for this part of the tutorial is</text:p>
      <text:p text:style-name="P13"/>
      <text:p text:style-name="P19"><text:span text:style-name="T19">&lt;first</text:span> <text:span text:style-name="T14">id=</text:span><text:span text:style-name="T16">"1"</text:span> <text:span text:style-name="T14">name=</text:span><text:span text:style-name="T16">"first bean"</text:span><text:span text:style-name="T19">&gt;</text:span></text:p>
      <text:p text:style-name="P20"><text:s text:c="4"/><text:span text:style-name="T17">&lt;second</text:span><text:span text:style-name="T12"> </text:span><text:span text:style-name="T13">name=</text:span><text:span text:style-name="T15">"second bean"</text:span><text:span text:style-name="T17">/&gt;</text:span></text:p>
      <text:p text:style-name="P21"><text:span text:style-name="T18">&lt;/first&gt;</text:span></text:p>
      <text:p text:style-name="P13"/>
      <text:p text:style-name="P13">The following is the xml_to_bean mapping.</text:p>
      <text:p text:style-name="P13"/>
      <text:p text:style-name="P16">&lt;?xml version="1.0" encoding="UTF-8"?&gt;</text:p>
      <text:p text:style-name="P17">&lt;xml_to_bean</text:p>
      <text:p text:style-name="P18"><text:s text:c="3"/><text:span text:style-name="T13">xmlns=</text:span><text:span text:style-name="T15">"http://www.xmlactions.org/xml_to_bean"</text:span></text:p>
      <text:p text:style-name="P18"><text:s text:c="3"/><text:span text:style-name="T13">xmlns:xsi=</text:span><text:span text:style-name="T15">"http://www.w3.org/2001/XMLSchema-instance"</text:span></text:p>
      <text:p text:style-name="P18"><text:s text:c="3"/><text:span text:style-name="T13">xsi:schemaLocation=</text:span><text:span text:style-name="T15">"http://www.xmlactions.org/xml_to_bean</text:span></text:p>
      <text:p text:style-name="P18"><text:span text:style-name="T16"><text:s text:c="23"/></text:span><text:span text:style-name="T15">http://www.xmlactions.org/schema/xml_to_bean.xsd"</text:span><text:span text:style-name="T17">&gt;</text:span></text:p>
      <text:p text:style-name="P18"><text:s text:c="4"/><text:span text:style-name="T17">&lt;bean</text:span><text:span text:style-name="T12"> </text:span><text:span text:style-name="T13">element=</text:span><text:span text:style-name="T15">"first"</text:span></text:p>
      <text:p text:style-name="P18"><text:span text:style-name="T15"><text:s text:c="10"/></text:span><text:span text:style-name="T13">clas=</text:span><text:span text:style-name="T15">"org.xmlactions.mapping.xml_to_bean.tutorial.First"</text:span><text:span text:style-name="T17">/&gt;</text:span></text:p>
      <text:p text:style-name="P18"><text:s text:c="4"/><text:span text:style-name="T17">&lt;bean</text:span><text:span text:style-name="T12"> </text:span><text:span text:style-name="T13">element=</text:span><text:span text:style-name="T15">"second"</text:span></text:p>
      <text:p text:style-name="P18"><text:span text:style-name="T15"><text:s text:c="10"/></text:span><text:span text:style-name="T13">clas=</text:span><text:span text:style-name="T15">"org.xmlactions.mapping.xml_to_bean.tutorial.Second"</text:span><text:span text:style-name="T17">/&gt;</text:span></text:p>
      <text:p text:style-name="P17">&lt;/xml_to_bean&gt;</text:p>
      <text:p text:style-name="P15"/>
      <text:p text:style-name="P13"><text:span text:style-name="T8"/></text:p>
      <text:p text:style-name="P13"><text:span text:style-name="T8">Looking at the above xml_to_bean mapping you can see two bean elements, one for the 1st element of the XML and the 2</text:span><text:span text:style-name="T20">nd</text:span><text:span text:style-name="T8"> for the second element of the XML.</text:span></text:p>
      <text:p text:style-name="P13"><text:soft-page-break/><text:span text:style-name="T8"/></text:p>
      <text:p text:style-name="P14">The “<text:span text:style-name="T10">first</text:span>” element will now map to a bean named <text:span text:style-name="T11">org.xmlactions.mapping.xml_to_bean.tutorial.First</text:span><text:span text:style-name="T21"> and the “</text:span><text:span text:style-name="T11">second</text:span><text:span text:style-name="T21">” element will map to a bean named <text:s/></text:span><text:span text:style-name="T11">org.xmlactions.mapping.xml_to_bean.tutorial.Second</text:span><text:span text:style-name="T22">.</text:span></text:p>
      <text:p text:style-name="P14"><text:span text:style-name="T22"/></text:p>
      <text:p text:style-name="P14"><text:span text:style-name="T22">Thats all thats needed to map the xml to beans. All but making the code call itself which again is a very simple call. <text:s/>This is our Unit Test Example.</text:span></text:p>
      <text:p text:style-name="P14"><text:span text:style-name="T22"/></text:p>
      <text:p text:style-name="P4"><text:span text:style-name="T24"><text:s text:c="4"/>@Test</text:span></text:p>
      <text:p text:style-name="P1"><text:span text:style-name="T5"><text:s text:c="4"/></text:span><text:span text:style-name="T26">public</text:span><text:span text:style-name="T5"> </text:span><text:span text:style-name="T26">void</text:span><text:span text:style-name="T5"> testSimpleMapping2() {</text:span></text:p>
      <text:p text:style-name="P2"><text:s text:c="8"/>String xml =</text:p>
      <text:p text:style-name="P1"><text:span text:style-name="T5"><text:s text:c="8"/><text:tab/></text:span><text:span text:style-name="T27">"&lt;first id=\"1\" name=\"First Bean\"&gt;\n"</text:span><text:span text:style-name="T5"> +</text:span></text:p>
      <text:p text:style-name="P1"><text:span text:style-name="T5"><text:s text:c="8"/><text:tab/></text:span><text:span text:style-name="T27">" <text:s text:c="2"/>&lt;second name=\"Second Bean\"/&gt;\n"</text:span><text:span text:style-name="T5"> +</text:span></text:p>
      <text:p text:style-name="P1"><text:span text:style-name="T5"><text:s text:c="8"/><text:tab/></text:span><text:span text:style-name="T27">"&lt;/first&gt;"</text:span><text:span text:style-name="T5">;</text:span></text:p>
      <text:p text:style-name="P1"><text:span text:style-name="T5"><text:s text:c="8"/>PopulateClassFromXml pop = </text:span><text:span text:style-name="T26">new</text:span><text:span text:style-name="T5"> PopulateClassFromXml();</text:span></text:p>
      <text:p text:style-name="P2"><text:s text:c="8"/>Object clas = pop.mapXmlToBean(</text:p>
      <text:p text:style-name="P1"><text:span text:style-name="T5"><text:s text:c="12"/></text:span><text:span text:style-name="T27">"/org/xmlactions/mapping/xml_to_bean/tutorial/tutorial_xml_to_beans.xml"</text:span><text:span text:style-name="T5">,</text:span></text:p>
      <text:p text:style-name="P1"><text:span text:style-name="T5"><text:s text:c="12"/>xml);</text:span></text:p>
      <text:p text:style-name="P2"><text:s text:c="8"/>First first = (First) clas;</text:p>
      <text:p text:style-name="P1"><text:span text:style-name="T5"><text:s text:c="8"/></text:span><text:span text:style-name="T7">assertEquals</text:span><text:span text:style-name="T5">(</text:span><text:span text:style-name="T27">"First Bean"</text:span><text:span text:style-name="T5">, first.getName());</text:span></text:p>
      <text:p text:style-name="P1"><text:span text:style-name="T5"><text:s text:c="8"/></text:span><text:span text:style-name="T7">assertEquals</text:span><text:span text:style-name="T5">(1, first.</text:span><text:span text:style-name="T28">id</text:span><text:span text:style-name="T5">);</text:span></text:p>
      <text:p text:style-name="P2"><text:s text:c="8"/><text:span text:style-name="T29">assertNotNull</text:span>(first.getSecond());</text:p>
      <text:p text:style-name="P1"><text:span text:style-name="T5"><text:s text:c="8"/></text:span><text:span text:style-name="T7">assertEquals</text:span><text:span text:style-name="T5">(</text:span><text:span text:style-name="T27">"Second Bean"</text:span><text:span text:style-name="T5">, first.getSecond().getName());</text:span></text:p>
      <text:p text:style-name="P3"><text:span text:style-name="T30"><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rebuchet MS" svg:font-family="'Trebuchet MS'"/>
    <style:font-face style:name="Ubuntu" svg:font-family="Ubuntu, sans-serif"/>
    <style:font-face style:name="monospace" svg:font-family="monospace,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urphy</meta:initial-creator>
    <meta:creation-date>2013-11-03T14:36:54.84</meta:creation-date>
    <meta:document-statistic meta:table-count="1" meta:image-count="0" meta:object-count="0" meta:page-count="4" meta:paragraph-count="94" meta:word-count="758" meta:character-count="5409"/>
    <dc:date>2013-11-03T15:12:51.40</dc:date>
    <dc:creator>Mike Murphy</dc:creator>
    <meta:editing-duration>PT4M55S</meta:editing-duration>
    <meta:editing-cycles>1</meta:editing-cycles>
    <meta:generator>OpenOffice/4.0.1$Win32 OpenOffice.org_project/401m5$Build-9714</meta:generator>
  </office:meta>
</office:document-meta>
</file>